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2BBF505D927778C33E7.png" manifest:media-type="image/png"/>
  <manifest:file-entry manifest:full-path="Pictures/1000000000000270000002BB808844F4889BE32D.png" manifest:media-type="image/png"/>
  <manifest:file-entry manifest:full-path="Pictures/1000000000000270000002BBEEFB225514C58400.png" manifest:media-type="image/png"/>
  <manifest:file-entry manifest:full-path="Pictures/1000020100000270000002BB8E26C70BC4F2CF4B.png" manifest:media-type="image/png"/>
  <manifest:file-entry manifest:full-path="Pictures/1000020100000270000002BBD8F62FCE4D1F6D57.png" manifest:media-type="image/png"/>
  <manifest:file-entry manifest:full-path="Pictures/1000020100000270000002BB7C583FF9048EB1FA.png" manifest:media-type="image/png"/>
  <manifest:file-entry manifest:full-path="Pictures/1000020100000270000002BB6E0506C22D7F21D1.png" manifest:media-type="image/png"/>
  <manifest:file-entry manifest:full-path="Pictures/1000000000000270000002BBEFDBA1A370E63341.png" manifest:media-type="image/png"/>
  <manifest:file-entry manifest:full-path="Pictures/1000000000000270000002BBA148693464CD654F.png" manifest:media-type="image/png"/>
  <manifest:file-entry manifest:full-path="Pictures/1000000000000270000002BBB4C0B264F67FF13E.png" manifest:media-type="image/png"/>
  <manifest:file-entry manifest:full-path="Pictures/1000000000000270000002BBF4FBE111DE9C4E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58cm" svg:height="15.749cm" svg:x="0cm" svg:y="0cm">
          <draw:image xlink:href="Pictures/1000000000000270000002BBF4FBE111DE9C4EDF.png" xlink:type="simple" xlink:show="embed" xlink:actuate="onLoad" loext:mime-type="image/png">
            <text:p/>
          </draw:image>
        </draw:frame>
        <draw:frame draw:style-name="gr1" draw:text-style-name="P1" draw:layer="layout" svg:width="14.058cm" svg:height="15.749cm" svg:x="13.942cm" svg:y="0cm">
          <draw:image xlink:href="Pictures/1000000000000270000002BBB4C0B264F67FF1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58cm" svg:height="15.749cm" svg:x="0cm" svg:y="0.051cm">
          <draw:image xlink:href="Pictures/1000000000000270000002BBA148693464CD654F.png" xlink:type="simple" xlink:show="embed" xlink:actuate="onLoad" loext:mime-type="image/png">
            <text:p/>
          </draw:image>
        </draw:frame>
        <draw:frame draw:style-name="gr1" draw:text-style-name="P1" draw:layer="layout" svg:width="14.058cm" svg:height="15.749cm" svg:x="13.942cm" svg:y="0.051cm">
          <draw:image xlink:href="Pictures/1000000000000270000002BBEFDBA1A370E633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58cm" svg:height="15.749cm" svg:x="-0.058cm" svg:y="0cm">
          <draw:image xlink:href="Pictures/1000020100000270000002BB6E0506C22D7F21D1.png" xlink:type="simple" xlink:show="embed" xlink:actuate="onLoad" loext:mime-type="image/png">
            <text:p/>
          </draw:image>
        </draw:frame>
        <draw:frame draw:style-name="gr1" draw:text-style-name="P1" draw:layer="layout" svg:width="14.058cm" svg:height="15.749cm" svg:x="14cm" svg:y="0cm">
          <draw:image xlink:href="Pictures/1000020100000270000002BBD8F62FCE4D1F6D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58cm" svg:height="15.749cm" svg:x="0cm" svg:y="0.007cm">
          <draw:image xlink:href="Pictures/1000020100000270000002BB8E26C70BC4F2CF4B.png" xlink:type="simple" xlink:show="embed" xlink:actuate="onLoad" loext:mime-type="image/png">
            <text:p/>
          </draw:image>
        </draw:frame>
        <draw:frame draw:style-name="gr1" draw:text-style-name="P1" draw:layer="layout" svg:width="14.058cm" svg:height="15.749cm" svg:x="13.942cm" svg:y="0.007cm">
          <draw:image xlink:href="Pictures/1000000000000270000002BBEEFB225514C584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58cm" svg:height="15.749cm" svg:x="0cm" svg:y="0.051cm">
          <draw:image xlink:href="Pictures/1000000000000270000002BB808844F4889BE32D.png" xlink:type="simple" xlink:show="embed" xlink:actuate="onLoad" loext:mime-type="image/png">
            <text:p/>
          </draw:image>
        </draw:frame>
        <draw:frame draw:style-name="gr1" draw:text-style-name="P1" draw:layer="layout" svg:width="14.058cm" svg:height="15.749cm" svg:x="13.942cm" svg:y="0cm">
          <draw:image xlink:href="Pictures/1000020100000270000002BB7C583FF9048EB1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14.058cm" svg:height="15.749cm" svg:x="0cm" svg:y="0.051cm">
          <draw:image xlink:href="Pictures/1000020100000270000002BBF505D927778C33E7.png" xlink:type="simple" xlink:show="embed" xlink:actuate="onLoad" loext:mime-type="image/png">
            <text:p/>
          </draw:image>
        </draw:frame>
        <draw:frame draw:style-name="gr3" draw:text-style-name="P3" draw:layer="layout" svg:width="0.502cm" svg:height="0.65cm" svg:x="13.792cm" svg:y="7.557cm">
          <draw:text-box>
            <text:p/>
          </draw:text-box>
        </draw:frame>
        <draw:frame draw:style-name="gr3" draw:text-style-name="P3" draw:layer="layout" svg:width="0.502cm" svg:height="0.65cm" svg:x="13.792cm" svg:y="7.557cm">
          <draw:text-box>
            <text:p/>
          </draw:text-box>
        </draw:frame>
        <draw:frame draw:style-name="gr4" draw:text-style-name="P4" draw:layer="layout" svg:width="15.4cm" svg:height="8.072cm" svg:x="14.4cm" svg:y="4.4cm">
          <draw:text-box draw:corner-radius="2.519cm">
            <text:p><text:s text:c="6"/><text:span text:style-name="T1"><text:s text:c="17"/></text:span><text:span text:style-name="T1">Estimate <text:s text:c="8"/>2.5 % <text:s text:c="11"/>97.5 %</text:span></text:p>
            <text:p><text:span text:style-name="T1">(Intercept) <text:s text:c="5"/>6.32086356 <text:s/>6.28397116 <text:s/>6.35788826</text:span></text:p>
            <text:p><text:span text:style-name="T1">CP1_De_int <text:s text:c="2"/>0.24129238 <text:s/>0.16139652 <text:s/>0.32207582</text:span></text:p>
            <text:p><text:span text:style-name="T1">CP1_De_t1 <text:s text:c="3"/>0.04894423 <text:s/>0.04776791 <text:s/>0.05012221</text:span></text:p>
            <text:p><text:span text:style-name="T1">CP1_De_t2 <text:s text:c="2"/>-0.03296725 -0.04657145 -0.01936238</text:span></text:p>
            <text:p><text:span text:style-name="T1"/></text:p>
            <text:p><text:span text:style-name="T1">exp(est)</text:span></text:p>
            <text:p><text:span text:style-name="T1"><text:s text:c="26"/></text:span><text:span text:style-name="T1">Estimate <text:s text:c="7"/>2.5 % <text:s text:c="9"/>97.5 %</text:span></text:p>
            <text:p><text:span text:style-name="T1">(Intercept) <text:s text:c="2"/>556.0529699 535.9126394 577.0265365</text:span></text:p>
            <text:p><text:span text:style-name="T1">CP1_De_int <text:s text:c="3"/>1.2728931 <text:s text:c="2"/>1.1751508 <text:s text:c="2"/>1.3799894</text:span></text:p>
            <text:p><text:span text:style-name="T1">CP1_De_t1 <text:s text:c="4"/>1.0501618 <text:s text:c="2"/>1.0489272 <text:s text:c="2"/>1.0513996</text:span></text:p>
            <text:p><text:span text:style-name="T1">CP1_De_t2 <text:s text:c="4"/>0.9675702 <text:s text:c="2"/>0.9544964 <text:s text:c="2"/>0.980823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1:43:15.573553604</meta:creation-date>
    <dc:date>2021-12-23T11:51:42.088664483</dc:date>
    <meta:editing-duration>PT8M27S</meta:editing-duration>
    <meta:editing-cycles>1</meta:editing-cycles>
    <meta:document-statistic meta:object-count="58"/>
    <meta:generator>LibreOffice/6.4.7.2$Linux_X86_64 LibreOffice_project/40$Build-2</meta:generator>
  </office:meta>
</office:document-meta>
</file>